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5.45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77.59mm"/>
    </style:style>
    <style:style style:name="co16" style:family="table-column">
      <style:table-column-properties fo:break-before="auto" style:column-width="78.83mm"/>
    </style:style>
    <style:style style:name="co17" style:family="table-column">
      <style:table-column-properties fo:break-before="auto" style:column-width="47.94mm"/>
    </style:style>
    <style:style style:name="co18" style:family="table-column">
      <style:table-column-properties fo:break-before="auto" style:column-width="28.75mm"/>
    </style:style>
    <style:style style:name="co19" style:family="table-column">
      <style:table-column-properties fo:break-before="auto" style:column-width="94.3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8.4mm"/>
    </style:style>
    <style:style style:name="co22" style:family="table-column">
      <style:table-column-properties fo:break-before="auto" style:column-width="49.09mm"/>
    </style:style>
    <style:style style:name="co23" style:family="table-column">
      <style:table-column-properties fo:break-before="auto" style:column-width="39.09mm"/>
    </style:style>
    <style:style style:name="co24" style:family="table-column">
      <style:table-column-properties fo:break-before="auto" style:column-width="80.57mm"/>
    </style:style>
    <style:style style:name="co25" style:family="table-column">
      <style:table-column-properties fo:break-before="auto" style:column-width="27.27mm"/>
    </style:style>
    <style:style style:name="co26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map style:condition="cell-content()=0" style:apply-style-name="Untitled2" style:base-cell-address="pins.P5"/>
      <style:map style:condition="cell-content-is-between(INDIRECT(ADDRESS(ROW();COLUMN()-1))-0.2,INDIRECT(ADDRESS(ROW();COLUMN()-1))+0.2)" style:apply-style-name="Untitled1" style:base-cell-address="pins.P5"/>
    </style:style>
    <style:style style:name="ce9" style:family="table-cell" style:parent-style-name="Default">
      <style:table-cell-properties fo:background-color="#666666"/>
      <style:text-properties fo:color="#faa61a"/>
    </style:style>
    <style:style style:name="ce10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7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office:value-type="string" calcext:value-type="string">
            <text:p>Length measured by pcbnew</text:p>
          </table:table-cell>
          <table:table-cell table:style-name="ce1" table:number-columns-repeated="2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60.5546278048471" calcext:value-type="float">
            <text:p>60,5546278048471</text:p>
          </table:table-cell>
          <table:table-cell office:value-type="float" office:value="60.604" calcext:value-type="float">
            <text:p>60,60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61.6370440665389" calcext:value-type="float">
            <text:p>61,6370440665389</text:p>
          </table:table-cell>
          <table:table-cell office:value-type="float" office:value="61.633" calcext:value-type="float">
            <text:p>61,63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62.7849517889688" calcext:value-type="float">
            <text:p>62,7849517889688</text:p>
          </table:table-cell>
          <table:table-cell office:value-type="float" office:value="62.814" calcext:value-type="float">
            <text:p>62,814</text:p>
          </table:table-cell>
          <table:table-cell table:number-columns-repeated="2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61.8254946605172" calcext:value-type="float">
            <text:p>61,8254946605172</text:p>
          </table:table-cell>
          <table:table-cell office:value-type="float" office:value="61.811" calcext:value-type="float">
            <text:p>61,811</text:p>
          </table:table-cell>
          <table:table-cell table:number-columns-repeated="2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60.9574075170247" calcext:value-type="float">
            <text:p>60,9574075170247</text:p>
          </table:table-cell>
          <table:table-cell office:value-type="float" office:value="60.96" calcext:value-type="float">
            <text:p>60,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62.5901399935061" calcext:value-type="float">
            <text:p>62,5901399935061</text:p>
          </table:table-cell>
          <table:table-cell office:value-type="float" office:value="62.631" calcext:value-type="float">
            <text:p>62,631</text:p>
          </table:table-cell>
          <table:table-cell table:number-columns-repeated="2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63.0509656692297" calcext:value-type="float">
            <text:p>63,0509656692297</text:p>
          </table:table-cell>
          <table:table-cell office:value-type="float" office:value="63.002" calcext:value-type="float">
            <text:p>63,0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61.739835299618" calcext:value-type="float">
            <text:p>61,739835299618</text:p>
          </table:table-cell>
          <table:table-cell office:value-type="float" office:value="61.795" calcext:value-type="float">
            <text:p>61,79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60.5126294177733" calcext:value-type="float">
            <text:p>60,5126294177733</text:p>
          </table:table-cell>
          <table:table-cell office:value-type="float" office:value="60.571" calcext:value-type="float">
            <text:p>60,571</text:p>
          </table:table-cell>
          <table:table-cell table:number-columns-repeated="2"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Matched Trace Length/mm</text:p>
          </table:table-cell>
          <table:table-cell table:style-name="ce9" office:value-type="string" calcext:value-type="string">
            <text:p>Layer(0=inner, 1=outer)</text:p>
          </table:table-cell>
          <table:table-cell table:style-name="ce9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63.2297298882202" calcext:value-type="float">
            <text:p>63,2297298882202</text:p>
          </table:table-cell>
          <table:table-cell office:value-type="float" office:value="63.289" calcext:value-type="float">
            <text:p>63,289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62.3743651476967" calcext:value-type="float">
            <text:p>62,3743651476967</text:p>
          </table:table-cell>
          <table:table-cell office:value-type="float" office:value="62.237" calcext:value-type="float">
            <text:p>62,237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61.6627057316184" calcext:value-type="float">
            <text:p>61,6627057316184</text:p>
          </table:table-cell>
          <table:table-cell office:value-type="float" office:value="61.66" calcext:value-type="float">
            <text:p>61,66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61.3413927702708" calcext:value-type="float">
            <text:p>61,3413927702708</text:p>
          </table:table-cell>
          <table:table-cell office:value-type="float" office:value="61.388" calcext:value-type="float">
            <text:p>61,388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60.7779927206096" calcext:value-type="float">
            <text:p>60,7779927206096</text:p>
          </table:table-cell>
          <table:table-cell office:value-type="float" office:value="60.78" calcext:value-type="float">
            <text:p>60,78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62.2225637486348" calcext:value-type="float">
            <text:p>62,2225637486348</text:p>
          </table:table-cell>
          <table:table-cell office:value-type="float" office:value="62.216" calcext:value-type="float">
            <text:p>62,2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60.584771225518" calcext:value-type="float">
            <text:p>60,584771225518</text:p>
          </table:table-cell>
          <table:table-cell office:value-type="float" office:value="60.622" calcext:value-type="float">
            <text:p>60,62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9.7985845511384" calcext:value-type="float">
            <text:p>59,7985845511384</text:p>
          </table:table-cell>
          <table:table-cell office:value-type="float" office:value="59.806" calcext:value-type="float">
            <text:p>59,80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61.1195458684989" calcext:value-type="float">
            <text:p>61,1195458684989</text:p>
          </table:table-cell>
          <table:table-cell office:value-type="float" office:value="61.177" calcext:value-type="float">
            <text:p>61,17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8.1334677761905" calcext:value-type="float">
            <text:p>58,1334677761905</text:p>
          </table:table-cell>
          <table:table-cell office:value-type="float" office:value="58.13" calcext:value-type="float">
            <text:p>58,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9.1939089782085" calcext:value-type="float">
            <text:p>59,1939089782085</text:p>
          </table:table-cell>
          <table:table-cell office:value-type="float" office:value="59.181" calcext:value-type="float">
            <text:p>59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9.0833108160349" calcext:value-type="float">
            <text:p>59,0833108160349</text:p>
          </table:table-cell>
          <table:table-cell office:value-type="float" office:value="58.734" calcext:value-type="float">
            <text:p>58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5.2783726053583" calcext:value-type="float">
            <text:p>55,2783726053583</text:p>
          </table:table-cell>
          <table:table-cell office:value-type="float" office:value="55.28" calcext:value-type="float">
            <text:p>55,2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6.5477214470378" calcext:value-type="float">
            <text:p>56,5477214470378</text:p>
          </table:table-cell>
          <table:table-cell office:value-type="float" office:value="56.648" calcext:value-type="float">
            <text:p>56,6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43.4272038160168" calcext:value-type="float">
            <text:p>43,4272038160168</text:p>
          </table:table-cell>
          <table:table-cell office:value-type="float" office:value="43.43" calcext:value-type="float">
            <text:p>43,4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44.7838014362976" calcext:value-type="float">
            <text:p>44,7838014362976</text:p>
          </table:table-cell>
          <table:table-cell office:value-type="float" office:value="44.805" calcext:value-type="float">
            <text:p>44,80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31.5786572334529" calcext:value-type="float">
            <text:p>31,5786572334529</text:p>
          </table:table-cell>
          <table:table-cell office:value-type="float" office:value="31.585" calcext:value-type="float">
            <text:p>31,58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29.5789197996702" calcext:value-type="float">
            <text:p>29,5789197996702</text:p>
          </table:table-cell>
          <table:table-cell office:value-type="float" office:value="29.599" calcext:value-type="float">
            <text:p>29,59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44.592581574038" calcext:value-type="float">
            <text:p>44,592581574038</text:p>
          </table:table-cell>
          <table:table-cell office:value-type="float" office:value="44.59" calcext:value-type="float">
            <text:p>44,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45.9152407195982" calcext:value-type="float">
            <text:p>45,9152407195982</text:p>
          </table:table-cell>
          <table:table-cell office:value-type="float" office:value="45.92" calcext:value-type="float">
            <text:p>45,9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43.475467364435" calcext:value-type="float">
            <text:p>43,475467364435</text:p>
          </table:table-cell>
          <table:table-cell office:value-type="float" office:value="43.48" calcext:value-type="float">
            <text:p>43,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46.0864573570325" calcext:value-type="float">
            <text:p>46,0864573570325</text:p>
          </table:table-cell>
          <table:table-cell office:value-type="float" office:value="46.09" calcext:value-type="float">
            <text:p>46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44.0785068065551" calcext:value-type="float">
            <text:p>44,0785068065551</text:p>
          </table:table-cell>
          <table:table-cell office:value-type="float" office:value="44.08" calcext:value-type="float">
            <text:p>44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45.1082707912039" calcext:value-type="float">
            <text:p>45,1082707912039</text:p>
          </table:table-cell>
          <table:table-cell office:value-type="float" office:value="45.11" calcext:value-type="float">
            <text:p>45,1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46.6863528708225" calcext:value-type="float">
            <text:p>46,6863528708225</text:p>
          </table:table-cell>
          <table:table-cell office:value-type="float" office:value="46.69" calcext:value-type="float">
            <text:p>46,6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46.3745941399308" calcext:value-type="float">
            <text:p>46,3745941399308</text:p>
          </table:table-cell>
          <table:table-cell office:value-type="float" office:value="46.37" calcext:value-type="float">
            <text:p>46,3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44.8383528413759" calcext:value-type="float">
            <text:p>44,8383528413759</text:p>
          </table:table-cell>
          <table:table-cell office:value-type="float" office:value="44.847" calcext:value-type="float">
            <text:p>44,8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44.8672429935981" calcext:value-type="float">
            <text:p>44,8672429935981</text:p>
          </table:table-cell>
          <table:table-cell office:value-type="float" office:value="44.797" calcext:value-type="float">
            <text:p>44,7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41.2886028436294" calcext:value-type="float">
            <text:p>41,2886028436294</text:p>
          </table:table-cell>
          <table:table-cell office:value-type="float" office:value="41.296" calcext:value-type="float">
            <text:p>41,2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41.5558367516846" calcext:value-type="float">
            <text:p>41,5558367516846</text:p>
          </table:table-cell>
          <table:table-cell office:value-type="float" office:value="41.557" calcext:value-type="float">
            <text:p>41,5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45.9112821122861" calcext:value-type="float">
            <text:p>45,9112821122861</text:p>
          </table:table-cell>
          <table:table-cell office:value-type="float" office:value="45.91" calcext:value-type="float">
            <text:p>45,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44.8440459007844" calcext:value-type="float">
            <text:p>44,8440459007844</text:p>
          </table:table-cell>
          <table:table-cell office:value-type="float" office:value="44.742" calcext:value-type="float">
            <text:p>44,7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43.082341412483" calcext:value-type="float">
            <text:p>43,082341412483</text:p>
          </table:table-cell>
          <table:table-cell office:value-type="float" office:value="43.08" calcext:value-type="float">
            <text:p>43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42.7233387856044" calcext:value-type="float">
            <text:p>42,7233387856044</text:p>
          </table:table-cell>
          <table:table-cell office:value-type="float" office:value="42.72" calcext:value-type="float">
            <text:p>42,7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32.1660620049586" calcext:value-type="float">
            <text:p>32,166062004958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26.5408094831562" calcext:value-type="float">
            <text:p>26,5408094831562</text:p>
          </table:table-cell>
          <table:table-cell office:value-type="float" office:value="26.516" calcext:value-type="float">
            <text:p>26,5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32.6770778151474" calcext:value-type="float">
            <text:p>32,6770778151474</text:p>
          </table:table-cell>
          <table:table-cell office:value-type="float" office:value="32.68" calcext:value-type="float">
            <text:p>32,6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29.3807964176325" calcext:value-type="float">
            <text:p>29,3807964176325</text:p>
          </table:table-cell>
          <table:table-cell office:value-type="float" office:value="29.38" calcext:value-type="float">
            <text:p>29,3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32.5305027781378" calcext:value-type="float">
            <text:p>32,5305027781378</text:p>
          </table:table-cell>
          <table:table-cell office:value-type="float" office:value="32.545" calcext:value-type="float">
            <text:p>32,54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30.2569327692881" calcext:value-type="float">
            <text:p>30,2569327692881</text:p>
          </table:table-cell>
          <table:table-cell office:value-type="float" office:value="30.181" calcext:value-type="float">
            <text:p>30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32.1675914836056" calcext:value-type="float">
            <text:p>32,167591483605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31.747154797737" calcext:value-type="float">
            <text:p>31,747154797737</text:p>
          </table:table-cell>
          <table:table-cell office:value-type="float" office:value="31.718" calcext:value-type="float">
            <text:p>31,7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28.5678501955375" calcext:value-type="float">
            <text:p>28,5678501955375</text:p>
          </table:table-cell>
          <table:table-cell office:value-type="float" office:value="28.621" calcext:value-type="float">
            <text:p>28,62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32.6901256166339" calcext:value-type="float">
            <text:p>32,6901256166339</text:p>
          </table:table-cell>
          <table:table-cell office:value-type="float" office:value="32.691" calcext:value-type="float">
            <text:p>32,6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29.8025015745742" calcext:value-type="float">
            <text:p>29,8025015745742</text:p>
          </table:table-cell>
          <table:table-cell office:value-type="float" office:value="29.807" calcext:value-type="float">
            <text:p>29,80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32.7113778125026" calcext:value-type="float">
            <text:p>32,7113778125026</text:p>
          </table:table-cell>
          <table:table-cell office:value-type="float" office:value="32.734" calcext:value-type="float">
            <text:p>32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31.842856950727" calcext:value-type="float">
            <text:p>31,842856950727</text:p>
          </table:table-cell>
          <table:table-cell office:value-type="float" office:value="31.84" calcext:value-type="float">
            <text:p>31,8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29.8541863366358" calcext:value-type="float">
            <text:p>29,8541863366358</text:p>
          </table:table-cell>
          <table:table-cell office:value-type="float" office:value="29.754" calcext:value-type="float">
            <text:p>29,75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32.4409544630309" calcext:value-type="float">
            <text:p>32,4409544630309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30.7587058159031" calcext:value-type="float">
            <text:p>30,7587058159031</text:p>
          </table:table-cell>
          <table:table-cell office:value-type="float" office:value="30.76" calcext:value-type="float">
            <text:p>30,7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43.9882675663787" calcext:value-type="float">
            <text:p>43,9882675663787</text:p>
          </table:table-cell>
          <table:table-cell office:value-type="float" office:value="43.918" calcext:value-type="float">
            <text:p>43,9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44.0776921275731" calcext:value-type="float">
            <text:p>44,0776921275731</text:p>
          </table:table-cell>
          <table:table-cell office:value-type="float" office:value="43.47" calcext:value-type="float">
            <text:p>43,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31.2553424416723" calcext:value-type="float">
            <text:p>31,2553424416723</text:p>
          </table:table-cell>
          <table:table-cell office:value-type="float" office:value="31.357" calcext:value-type="float">
            <text:p>31,3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31.0202379405726" calcext:value-type="float">
            <text:p>31,0202379405726</text:p>
          </table:table-cell>
          <table:table-cell office:value-type="float" office:value="30.91" calcext:value-type="float">
            <text:p>30,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44.0253149380519" calcext:value-type="float">
            <text:p>44,025314938051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43.9563534882399" calcext:value-type="float">
            <text:p>43,956353488239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31.5953115564986" calcext:value-type="float">
            <text:p>31,5953115564986</text:p>
          </table:table-cell>
          <table:table-cell office:value-type="float" office:value="31.402" calcext:value-type="float">
            <text:p>31,4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30.9074711869838" calcext:value-type="float">
            <text:p>30,9074711869838</text:p>
          </table:table-cell>
          <table:table-cell office:value-type="float" office:value="30.864" calcext:value-type="float">
            <text:p>30,86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6.8560228598944" calcext:value-type="float">
            <text:p>56,8560228598944</text:p>
          </table:table-cell>
          <table:table-cell office:value-type="float" office:value="56.86" calcext:value-type="float">
            <text:p>56,8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5.9855502658452" calcext:value-type="float">
            <text:p>55,9855502658452</text:p>
          </table:table-cell>
          <table:table-cell office:value-type="float" office:value="55.99" calcext:value-type="float">
            <text:p>55,9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9.2495694911979" calcext:value-type="float">
            <text:p>59,2495694911979</text:p>
          </table:table-cell>
          <table:table-cell office:value-type="float" office:value="59.209" calcext:value-type="float">
            <text:p>59,2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53.7320946399617" calcext:value-type="float">
            <text:p>53,7320946399617</text:p>
          </table:table-cell>
          <table:table-cell office:value-type="float" office:value="53.791" calcext:value-type="float">
            <text:p>53,7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  <calcext:conditional-format calcext:target-range-address="pins.P5:pins.P77">
            <calcext:condition calcext:apply-style-name="Untitled2" calcext:value="=0" calcext:base-cell-address="pins.P5"/>
            <calcext:condition calcext:apply-style-name="Untitled1" calcext:value="between(INDIRECT(ADDRESS(ROW();COLUMN()-1))-0.2,INDIRECT(ADDRESS(ROW();COLUMN()-1))+0.2)" calcext:base-cell-address="pins.P5"/>
          </calcext:conditional-format>
        </calcext:conditional-formats>
      </table:table>
      <table:table table:name="signal spee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number-columns-repeated="3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Ended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3:41:08.178346658</dc:date>
    <meta:editing-duration>P11DT9H54M34S</meta:editing-duration>
    <meta:editing-cycles>54</meta:editing-cycles>
    <meta:generator>LibreOffice/6.0.3.2$Linux_X86_64 LibreOffice_project/00m0$Build-2</meta:generator>
    <meta:document-statistic meta:table-count="3" meta:cell-count="1180" meta:object-count="0"/>
  </office:meta>
</office:document-meta>
</file>